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4" style:family="paragraph" style:parent-style-name="Text_20_body">
      <style:text-properties officeooo:rsid="000caee3" officeooo:paragraph-rsid="000caee3"/>
    </style:style>
    <style:style style:name="P5" style:family="paragraph" style:parent-style-name="Text_20_body">
      <style:text-properties officeooo:rsid="000d4f9e" officeooo:paragraph-rsid="000d4f9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7" style:family="paragraph" style:parent-style-name="Text_20_body">
      <style:text-properties officeooo:rsid="000e0f6f" officeooo:paragraph-rsid="000e0f6f"/>
    </style:style>
    <style:style style:name="P8" style:family="paragraph" style:parent-style-name="Text_20_body">
      <style:text-properties officeooo:rsid="000d74f7" officeooo:paragraph-rsid="000d74f7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19da" officeooo:paragraph-rsid="001219da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096362"/>
    </style:style>
    <style:style style:name="T2" style:family="text">
      <style:text-properties officeooo:rsid="000ab834"/>
    </style:style>
    <style:style style:name="T3" style:family="text">
      <style:text-properties officeooo:rsid="000fba49"/>
    </style:style>
    <style:style style:name="T4" style:family="text">
      <style:text-properties officeooo:rsid="000d4f9e"/>
    </style:style>
    <style:style style:name="T5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1">X2 Mult if Boss Blind is selected.</text:p>
      <text:h text:style-name="P2" text:outline-level="2">Guira</text:h>
      <text:p text:style-name="P1">Common</text:p>
      <text:p text:style-name="Text_20_body"/>
      <text:p text:style-name="P1">+2<text:span text:style-name="T1">0</text:span> chips for each <text:span text:style-name="T1">Joker card.</text:span></text:p>
      <text:p text:style-name="P1">(Currently +0 chips)</text:p>
      <text:h text:style-name="P2" text:outline-level="2">Arpeggidough</text:h>
      <text:p text:style-name="P1">Common</text:p>
      <text:p text:style-name="Text_20_body"/>
      <text:p text:style-name="P1">Applies a random enhancement to played card if first hand of round has only 1 card.</text:p>
      <text:p text:style-name="Text_20_body"/>
      <text:p text:style-name="P1">(When enhancing cards, her notification is “Painted”)</text:p>
      <text:h text:style-name="P2" text:outline-level="2">Meeka</text:h>
      <text:p text:style-name="P1">Common</text:p>
      <text:p text:style-name="Text_20_body"/>
      <text:p text:style-name="P1">1 in 2 chance to retrigger <text:span text:style-name="T2">scored playing card.</text:span></text:p>
      <text:h text:style-name="P2" text:outline-level="2">Etikan</text:h>
      <text:p text:style-name="P1">Common</text:p>
      <text:p text:style-name="Text_20_body"/>
      <text:p text:style-name="P1">This Joker gains +1 chip for each card discarded.</text:p>
      <text:p text:style-name="P1">(Currently +0 chips.)</text:p>
      <text:h text:style-name="P2" text:outline-level="2"><text:soft-page-break/>Tabi</text:h>
      <text:p text:style-name="P1">Uncommon</text:p>
      <text:p text:style-name="Text_20_body"/>
      <text:p text:style-name="P1">Gains 0.5x Mult for each Joker destroyed. (Not sold)</text:p>
      <text:p text:style-name="P1">(This is meant to synergise with any food Jokers by becoming stronger as they spoil)</text:p>
      <text:h text:style-name="P2" text:outline-level="2">Yaun</text:h>
      <text:p text:style-name="P1">Uncommon</text:p>
      <text:p text:style-name="Text_20_body"/>
      <text:p text:style-name="P3">This Joker gains X0.1 Mult for each card played in hand. Resets when Boss Blind is defeated.</text:p>
      <text:h text:style-name="P2" text:outline-level="2">Eskickis</text:h>
      <text:p text:style-name="P4">Uncommon</text:p>
      <text:p text:style-name="P5">This Joker gains X<text:span text:style-name="T3">1 Mult when played hand contains a Flush and another Five-card poker hand.</text:span></text:p>
      <text:h text:style-name="P2" text:outline-level="2">NillaCorn</text:h>
      <text:p text:style-name="P1">Uncommon</text:p>
      <text:p text:style-name="P1">+100 Chips</text:p>
      <text:p text:style-name="P1">+5 Chips for every hand played.</text:p>
      <text:h text:style-name="P2" text:outline-level="2">Jugashley</text:h>
      <text:p text:style-name="P6">Gains +10 Chips if played hand contains a Straight</text:p>
      <text:p text:style-name="P1"><text:span text:style-name="T4">and</text:span> +<text:span text:style-name="T4">2 </text:span>Mult if played hand contains a F<text:span text:style-name="T4">lush</text:span></text:p>
      <text:p text:style-name="P1">(Currently <text:span text:style-name="T4">+0 Chips and </text:span>+0 Mult)</text:p>
      <text:h text:style-name="P2" text:outline-level="2">Orgako</text:h>
      <text:p text:style-name="P5">Retriggers scored cards with any edition.</text:p>
      <text:p text:style-name="P5">(Foil, Holographic and Polychrome)</text:p>
      <text:h text:style-name="P2" text:outline-level="2">Alliumaid</text:h>
      <text:p text:style-name="P7">Uncommon</text:p>
      <text:p text:style-name="P7">Earn +$2 at end of round. Payout increases by $2 when Blind is defeated.</text:p>
      <text:p text:style-name="P7">(Self destructs when Payout exceeds $10)</text:p>
      <text:h text:style-name="P2" text:outline-level="2"><text:soft-page-break/>Expi-Four</text:h>
      <text:p text:style-name="P8">Uncommon</text:p>
      <text:p text:style-name="P8">X1-4 Mult</text:p>
      <text:h text:style-name="P2" text:outline-level="2">Octosquish</text:h>
      <text:p text:style-name="P1">Uncommon</text:p>
      <text:p text:style-name="P9">Can grant either +75 Chips, +20 Mult, X3 Mult, +$5 or nothing per hand.</text:p>
      <text:p text:style-name="P9">Effect changes at end of round.</text:p>
      <text:p text:style-name="P9">(Currently +10 Mult)</text:p>
      <text:p text:style-name="P10"/>
      <text:h text:style-name="P2" text:outline-level="2">Trash Cymbal</text:h>
      <text:p text:style-name="P11">Uncommon</text:p>
      <text:p text:style-name="P12"/>
      <text:p text:style-name="P11">+111 chips on odd numbered rounds</text:p>
      <text:p text:style-name="P11">+20 mult on even numbered rounds</text:p>
      <text:p text:style-name="P11"/>
      <text:p text:style-name="P13">On odd numbered rounds, gains X0.1 Mult for each Ace triggered.</text:p>
      <text:p text:style-name="P1">(Currently X1 Mult)</text:p>
      <text:h text:style-name="P2" text:outline-level="2">Dormana</text:h>
      <text:p text:style-name="Text_20_body"/>
      <text:h text:style-name="P2" text:outline-level="2">Nnoygon</text:h>
      <text:p text:style-name="Text_20_body"/>
      <text:h text:style-name="P2" text:outline-level="2">Organe</text:h>
      <text:p text:style-name="Text_20_body"/>
      <text:h text:style-name="P2" text:outline-level="2">Robby</text:h>
      <text:p text:style-name="Text_20_body"/>
      <text:h text:style-name="P2" text:outline-level="2"><text:soft-page-break/>Vack</text:h>
      <text:p text:style-name="P1">Gains X0.1 Mult for each card triggered. Resets when Boss Blind is defeated.</text:p>
      <text:p text:style-name="Text_20_body"/>
      <text:p text:style-name="P1">(Currently X1 Mult)</text:p>
      <text:p text:style-name="P1">(Reset is notified as Clean)</text:p>
      <text:h text:style-name="P2" text:outline-level="2">Rallentando</text:h>
      <text:p text:style-name="Text_20_body"/>
      <text:h text:style-name="P2" text:outline-level="2">Sem Oh Seaga</text:h>
      <text:h text:style-name="P2" text:outline-level="2">Athenerd</text:h>
      <text:h text:style-name="P2" text:outline-level="2">Kass Bick</text:h>
      <text:h text:style-name="P2" text:outline-level="2">Deltah</text:h>
      <text:p text:style-name="P1">Rare</text:p>
      <text:h text:style-name="P2" text:outline-level="2">Spotscast</text:h>
      <text:p text:style-name="P1">Legendary</text:p>
      <text:p text:style-name="Text_20_body"/>
      <text:p text:style-name="P1">1 in 2 chance to retrigger any Joker.</text:p>
      <text:h text:style-name="P2" text:outline-level="2">Trumpoff</text:h>
      <text:p text:style-name="P1">Legendary</text:p>
      <text:p text:style-name="Text_20_body"/>
      <text:p text:style-name="P1">Adds a random edition to every played card.</text:p>
      <text:h text:style-name="P2" text:outline-level="2">Re-Fabric</text:h>
      <text:p text:style-name="P1">Legendary</text:p>
      <text:p text:style-name="Text_20_body"/>
      <text:h text:style-name="P2" text:outline-level="2"><text:soft-page-break/>Monkdom</text:h>
      <text:p text:style-name="P1">Legendary</text:p>
      <text:p text:style-name="Text_20_body"/>
      <text:h text:style-name="P2" text:outline-level="2">Bushka</text:h>
      <text:p text:style-name="P1">Legendary</text:p>
      <text:p text:style-name="Text_20_body"/>
      <text:p text:style-name="P1">X1 Chips for each Joker Card.</text:p>
      <text:p text:style-name="P1">(Currently X0 Chips)</text:p>
      <text:h text:style-name="P2" text:outline-level="2">???</text:h>
      <text:p text:style-name="P1">Legendary</text:p>
      <text:p text:style-name="Text_20_body"/>
      <text:p text:style-name="P1">When Blind is selected, destroy all jokers and gain X<text:span text:style-name="T5">1</text:span> Mult from each Joker <text:span text:style-name="T5">destroyed</text:span>.</text:p>
      <text:p text:style-name="P14">(Currently X1 Mult)</text:p>
      <text:p text:style-name="Text_20_body"><text:line-break/><text:span text:style-name="T5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04T10:34:52.400351800</dc:date>
    <meta:editing-duration>PT1H54M5S</meta:editing-duration>
    <meta:editing-cycles>7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91" meta:word-count="359" meta:character-count="2076" meta:non-whitespace-character-count="1807"/>
  </office:meta>
</office:document-meta>
</file>